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Drago_01">
            <text:p>Drago_01</text:p>
          </table:table-cell>
          <table:table-cell office:value-type="float" office:value="41.138">
            <text:p>41.138</text:p>
          </table:table-cell>
          <table:table-cell office:value-type="float" office:value="-8.661">
            <text:p>-8.661</text:p>
          </table:table-cell>
          <table:table-cell office:value-type="float" office:value="8930.0">
            <text:p>8930.0</text:p>
          </table:table-cell>
          <table:table-cell office:value-type="float" office:value="117.0">
            <text:p>11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ragoEtal2006,GarciaArtolaEtal2018">
            <text:p>DragoEtal2006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Costas_02">
            <text:p>Costas_02</text:p>
          </table:table-cell>
          <table:table-cell office:value-type="float" office:value="42.2">
            <text:p>42.2</text:p>
          </table:table-cell>
          <table:table-cell office:value-type="float" office:value="-8.9">
            <text:p>-8.9</text:p>
          </table:table-cell>
          <table:table-cell office:value-type="float" office:value="6910.0">
            <text:p>6910.0</text:p>
          </table:table-cell>
          <table:table-cell office:value-type="float" office:value="104.0">
            <text:p>10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">
            <text:p>-4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ostasEtal2009,GarciaArtolaEtal2018">
            <text:p>CostasEtal2009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2">
            <text:p>Moreno_02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650.0">
            <text:p>650.0</text:p>
          </table:table-cell>
          <table:table-cell office:value-type="float" office:value="106.0">
            <text:p>10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Castelo_do_Neiva">
            <text:p>Castelo_do_Neiva</text:p>
          </table:table-cell>
          <table:table-cell office:value-type="float" office:value="41.6">
            <text:p>41.6</text:p>
          </table:table-cell>
          <table:table-cell office:value-type="float" office:value="-8.8">
            <text:p>-8.8</text:p>
          </table:table-cell>
          <table:table-cell office:value-type="float" office:value="5880.0">
            <text:p>5880.0</text:p>
          </table:table-cell>
          <table:table-cell office:value-type="float" office:value="128.0">
            <text:p>128.0</text:p>
          </table:table-cell>
          <table:table-cell office:value-type="string" office:value="organic bulk">
            <text:p>organic 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RibeiroEtal2011,GarciaArtolaEtal2018">
            <text:p>RibeiroEtal2011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Drago_02">
            <text:p>Drago_02</text:p>
          </table:table-cell>
          <table:table-cell office:value-type="float" office:value="41.138">
            <text:p>41.138</text:p>
          </table:table-cell>
          <table:table-cell office:value-type="float" office:value="-8.661">
            <text:p>-8.661</text:p>
          </table:table-cell>
          <table:table-cell office:value-type="float" office:value="9230.0">
            <text:p>9230.0</text:p>
          </table:table-cell>
          <table:table-cell office:value-type="float" office:value="112.0">
            <text:p>11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ragoEtal2006,GarciaArtolaEtal2018">
            <text:p>DragoEtal2006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1">
            <text:p>Moreno_01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380.0">
            <text:p>380.0</text:p>
          </table:table-cell>
          <table:table-cell office:value-type="float" office:value="104.0">
            <text:p>10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Costas_01">
            <text:p>Costas_01</text:p>
          </table:table-cell>
          <table:table-cell office:value-type="float" office:value="42.2">
            <text:p>42.2</text:p>
          </table:table-cell>
          <table:table-cell office:value-type="float" office:value="-8.9">
            <text:p>-8.9</text:p>
          </table:table-cell>
          <table:table-cell office:value-type="float" office:value="5205.0">
            <text:p>5205.0</text:p>
          </table:table-cell>
          <table:table-cell office:value-type="float" office:value="114.0">
            <text:p>11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CostasEtal2009,GarciaArtolaEtal2018">
            <text:p>CostasEtal2009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3">
            <text:p>Moreno_03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1010.0">
            <text:p>1010.0</text:p>
          </table:table-cell>
          <table:table-cell office:value-type="float" office:value="112.0">
            <text:p>11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Beta-181635">
            <text:p>Beta-181635</text:p>
          </table:table-cell>
          <table:table-cell office:value-type="float" office:value="41.876">
            <text:p>41.876</text:p>
          </table:table-cell>
          <table:table-cell office:value-type="float" office:value="-8.825">
            <text:p>-8.825</text:p>
          </table:table-cell>
          <table:table-cell office:value-type="float" office:value="2360.0">
            <text:p>236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orenoFatela2005,GarciaArtolaEtal2018">
            <text:p>MorenoFatela2005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5">
            <text:p>Moreno_05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1570.0">
            <text:p>157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Beta-181637">
            <text:p>Beta-181637</text:p>
          </table:table-cell>
          <table:table-cell office:value-type="float" office:value="41.876">
            <text:p>41.876</text:p>
          </table:table-cell>
          <table:table-cell office:value-type="float" office:value="-8.825">
            <text:p>-8.825</text:p>
          </table:table-cell>
          <table:table-cell office:value-type="float" office:value="6710.0">
            <text:p>671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6.7">
            <text:p>-6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orenoFatela2005,GarciaArtolaEtal2018">
            <text:p>MorenoFatela2005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Beta-181636">
            <text:p>Beta-181636</text:p>
          </table:table-cell>
          <table:table-cell office:value-type="float" office:value="41.876">
            <text:p>41.876</text:p>
          </table:table-cell>
          <table:table-cell office:value-type="float" office:value="-8.825">
            <text:p>-8.825</text:p>
          </table:table-cell>
          <table:table-cell office:value-type="float" office:value="5740.0">
            <text:p>574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5.4">
            <text:p>-5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orenoFatela2005,GarciaArtolaEtal2018">
            <text:p>MorenoFatela2005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6">
            <text:p>Moreno_06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1760.0">
            <text:p>1760.0</text:p>
          </table:table-cell>
          <table:table-cell office:value-type="float" office:value="104.0">
            <text:p>10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Beta-154314">
            <text:p>Beta-154314</text:p>
          </table:table-cell>
          <table:table-cell office:value-type="float" office:value="41.138">
            <text:p>41.138</text:p>
          </table:table-cell>
          <table:table-cell office:value-type="float" office:value="-8.661">
            <text:p>-8.661</text:p>
          </table:table-cell>
          <table:table-cell office:value-type="float" office:value="9490.0">
            <text:p>9490.0</text:p>
          </table:table-cell>
          <table:table-cell office:value-type="float" office:value="117.0">
            <text:p>11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9">
            <text:p>-1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ragoEtal2006,NaughtonEtal2007,GarciaArtolaEtal2018">
            <text:p>DragoEtal2006,NaughtonEtal2007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Beta-154312">
            <text:p>Beta-154312</text:p>
          </table:table-cell>
          <table:table-cell office:value-type="float" office:value="41.138">
            <text:p>41.138</text:p>
          </table:table-cell>
          <table:table-cell office:value-type="float" office:value="-8.661">
            <text:p>-8.661</text:p>
          </table:table-cell>
          <table:table-cell office:value-type="float" office:value="1580.0">
            <text:p>158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ragoEtal2006,NaughtonEtal2007,GarciaArtolaEtal2018">
            <text:p>DragoEtal2006,NaughtonEtal2007,GarciaArtolaEtal2018</text:p>
          </table:table-cell>
        </table:table-row>
        <table:table-row>
          <table:table-cell office:value-type="string" office:value="Minho">
            <text:p>Minho</text:p>
          </table:table-cell>
          <table:table-cell office:value-type="string" office:value="radiocarbon">
            <text:p>radiocarbon</text:p>
          </table:table-cell>
          <table:table-cell office:value-type="string" office:value="Moreno_04">
            <text:p>Moreno_04</text:p>
          </table:table-cell>
          <table:table-cell office:value-type="float" office:value="41.87694444">
            <text:p>41.87694444</text:p>
          </table:table-cell>
          <table:table-cell office:value-type="float" office:value="-8.824444444">
            <text:p>-8.824444444</text:p>
          </table:table-cell>
          <table:table-cell office:value-type="float" office:value="1030.0">
            <text:p>1030.0</text:p>
          </table:table-cell>
          <table:table-cell office:value-type="float" office:value="106.0">
            <text:p>10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orenoEtal2014,GarciaArtolaEtal2018">
            <text:p>MorenoEtal2014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